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becee" officeooo:paragraph-rsid="001becee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2pt" officeooo:rsid="001becee" officeooo:paragraph-rsid="001becee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becee" officeooo:paragraph-rsid="001becee" style:font-size-asian="10.5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2pt" officeooo:rsid="001becee" officeooo:paragraph-rsid="001becee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c90b1" officeooo:paragraph-rsid="001c90b1" style:font-size-asian="10.5pt" style:font-size-complex="12pt"/>
    </style:style>
    <style:style style:name="T1" style:family="text">
      <style:text-properties officeooo:rsid="001c90b1"/>
    </style:style>
    <style:style style:name="T2" style:family="text">
      <style:text-properties fo:font-size="20pt" officeooo:rsid="001c90b1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es de cours - <text:span text:style-name="T1">1</text:span></text:p>
      <text:p text:style-name="P2"/>
      <text:p text:style-name="P2"/>
      <text:p text:style-name="P2">Triangle de feux : </text:p>
      <text:p text:style-name="P2">Prendre en compte </text:p>
      <text:p text:style-name="P2">Ouverture du diaphragme </text:p>
      <text:p text:style-name="P2">Vitesse d obturation</text:p>
      <text:p text:style-name="P2">Sensibilite ISO</text:p>
      <text:p text:style-name="P2"/>
      <text:p text:style-name="P5">( si on change un de trois on doit changer les autres pour que ca soit bien reglee )</text:p>
      <text:p text:style-name="P2"/>
      <text:p text:style-name="P2">L ouverture du diaphragme : aura un impact, plus c est grand plus il y aura de detail.</text:p>
      <text:p text:style-name="P2">Une petite ouverture fera la focus sur l objet en question, mais l arriere sera flou.</text:p>
      <text:p text:style-name="P2"/>
      <text:p text:style-name="P2">La vitesse d obturation : Par exemple, un objet qui bouge et une vitesse a 1/4, elle sera flou, a 1/750 seconde, l image sera figer, tout objet qui bouge rapidement elle sera prise presque comme si rien ne bougeait.</text:p>
      <text:p text:style-name="P2"/>
      <text:p text:style-name="P2">Sensibilite ISO : 100 ISO on aura une belle qualiter d image, si on a beaucoup de ISO l image aura beaucoup de bruit. Quand on a beaucoup de lumiere on met un iso plus bas. Parfois quand on a pas beaucoup de lumiere on doit augmenter le ISO coomme par exemple si on est dans gymanse pour laisser le plus possible de lumiere.</text:p>
      <text:p text:style-name="P2"/>
      <text:p text:style-name="P4"><text:span text:style-name="T2">Notes de cours – 2</text:span></text:p>
      <text:p text:style-name="P5"/>
      <text:p text:style-name="P5">Le diaphragme est situee entre les lentilles </text:p>
      <text:p text:style-name="P5"/>
      <text:p text:style-name="P5">Il faut prendre en compte que parfois on bouge en prennant des photos.</text:p>
      <text:p text:style-name="P5"/>
      <text:p text:style-name="P5">Avoir beaucoup de ISO ajoute du noise</text:p>
      <text:p text:style-name="P5"/>
      <text:p text:style-name="P5"/>
      <text:p text:style-name="P2"/>
      <text:p text:style-name="P5">Profondeur de champ : </text:p>
      <text:p text:style-name="P5"/>
      <text:p text:style-name="P5">La distance entre la camera et le sujet on un impact. Les proportions entre les objets vont changer. </text:p>
      <text:p text:style-name="P5"/>
      <text:p text:style-name="P5">Pas de focal large sur un portrait par exemple.</text:p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CA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CA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14T13:51:14.478299826</dc:date>
    <meta:editing-duration>PT4H7M47S</meta:editing-duration>
    <meta:editing-cycles>2</meta:editing-cycles>
    <meta:generator>LibreOffice/7.4.7.2$Linux_X86_64 LibreOffice_project/40$Build-2</meta:generator>
    <meta:document-statistic meta:table-count="0" meta:image-count="0" meta:object-count="0" meta:page-count="1" meta:paragraph-count="18" meta:word-count="239" meta:character-count="1248" meta:non-whitespace-character-count="1020"/>
  </office:meta>
</office:document-meta>
</file>